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h text:style-name="Heading_20_4" text:outline-level="4">Zeige Textbereiche:</text:h>
        <text:p text:style-name="Textkörper_20_Einrückung_20_Organon">Für eine bessere Darstellung kann die Anzeige der Bereichsumrandungen an- und abgestellt werden. </text:p>
        <text:p text:style-name="Textkörper_20_Einrückung_20_Organon">In LO werden mit der Funktion sowohl Textbegrenzungen als auch Bereichsumrandungen ausgeschaltet. </text:p>
        <text:p text:style-name="Textkörper_20_Einrückung_20_Organon">In OO müssen die Bereichsumrandungen unter:</text:p>
        <text:p text:style-name="Textkörper_20_Einrückung_20_Organon">Extras &gt; Einstellungen &gt; OpenOffice &gt; Darstellung &gt; Bereichsumrandungen</text:p>
        <text:p text:style-name="Textkörper_20_Einrückung_20_Organon">separat abgeschaltet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45" meta:character-count="356"/>
    <dc:date>2014-07-08T16:20:30.34</dc:date>
    <meta:editing-duration>P0D</meta:editing-duration>
    <meta:editing-cycles>1</meta:editing-cycles>
    <meta:generator>OpenOffice/4.1.0$Win32 OpenOffice.org_project/410m18$Build-9764</meta:generator>
  </office:meta>
</office:document-meta>
</file>